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text-align="center" style:justify-single-word="false"/>
      <style:text-properties fo:font-size="18pt" officeooo:rsid="00004f02" officeooo:paragraph-rsid="00004f02" style:font-size-asian="18pt" style:font-size-complex="18pt"/>
    </style:style>
    <style:style style:name="P2" style:family="paragraph" style:parent-style-name="Standard">
      <style:text-properties officeooo:rsid="001c1009" officeooo:paragraph-rsid="00004f02"/>
    </style:style>
    <style:style style:name="P3" style:family="paragraph" style:parent-style-name="Text_20_body">
      <style:text-properties officeooo:rsid="001c1009" officeooo:paragraph-rsid="00004f02"/>
    </style:style>
    <style:style style:name="P4" style:family="paragraph" style:parent-style-name="Standard">
      <style:text-properties style:font-name="Liberation Serif" officeooo:paragraph-rsid="00004f02"/>
    </style:style>
    <style:style style:name="P5" style:family="paragraph" style:parent-style-name="Standard">
      <style:text-properties officeooo:paragraph-rsid="00004f02"/>
    </style:style>
    <style:style style:name="P6" style:family="paragraph" style:parent-style-name="Text_20_body">
      <style:text-properties officeooo:paragraph-rsid="00004f02"/>
    </style:style>
    <style:style style:name="P7" style:family="paragraph" style:parent-style-name="Text_20_body">
      <style:text-properties fo:font-size="21pt" fo:font-weight="bold" officeooo:rsid="00004f02" officeooo:paragraph-rsid="00004f02" style:font-size-asian="21pt" style:font-weight-asian="bold" style:font-size-complex="21pt" style:font-weight-complex="bold"/>
    </style:style>
    <style:style style:name="P8" style:family="paragraph" style:parent-style-name="Standard">
      <style:text-properties fo:font-variant="normal" fo:text-transform="none" fo:color="#000000" loext:opacity="100%" style:font-name="Liberation Serif" fo:font-size="12pt" fo:letter-spacing="normal" fo:font-style="normal" fo:font-weight="normal" officeooo:paragraph-rsid="00004f02"/>
    </style:style>
    <style:style style:name="P9" style:family="paragraph" style:parent-style-name="Standard">
      <style:text-properties fo:font-variant="normal" fo:text-transform="none" fo:color="#000000" loext:opacity="100%" style:font-name="Liberation Serif" fo:font-size="12pt" fo:letter-spacing="normal" fo:font-style="normal" fo:font-weight="normal" officeooo:rsid="001c1009" officeooo:paragraph-rsid="00004f02"/>
    </style:style>
    <style:style style:name="P10" style:family="paragraph" style:parent-style-name="Text_20_body">
      <style:text-properties fo:font-variant="normal" fo:text-transform="none" fo:color="#000000" loext:opacity="100%" style:font-name="Liberation Serif" fo:font-size="12pt" fo:letter-spacing="normal" fo:font-style="normal" fo:font-weight="normal" officeooo:rsid="001c1009" officeooo:paragraph-rsid="00004f02"/>
    </style:style>
    <style:style style:name="P11" style:family="paragraph" style:parent-style-name="Text_20_body">
      <style:text-properties style:font-name="Liberation Serif" officeooo:paragraph-rsid="00004f02"/>
    </style:style>
    <style:style style:name="P12" style:family="paragraph" style:parent-style-name="Text_20_body">
      <style:text-properties officeooo:paragraph-rsid="00004f02"/>
    </style:style>
    <style:style style:name="T1" style:family="text">
      <style:text-properties style:font-name="Liberation Serif"/>
    </style:style>
    <style:style style:name="T2" style:family="text">
      <style:text-properties style:font-name="Liberation Serif" officeooo:rsid="001c1009"/>
    </style:style>
    <style:style style:name="T3" style:family="text">
      <style:text-properties style:font-name="Liberation Serif" officeooo:rsid="00004f02"/>
    </style:style>
    <style:style style:name="T4" style:family="text">
      <style:text-properties officeooo:rsid="001c1009"/>
    </style:style>
    <style:style style:name="T5" style:family="text">
      <style:text-properties fo:font-variant="normal" fo:text-transform="none" fo:color="#000000" loext:opacity="100%" fo:font-size="12pt" fo:letter-spacing="normal" fo:font-style="normal" fo:font-weight="normal"/>
    </style:style>
    <style:style style:name="T6" style:family="text">
      <style:text-properties fo:font-variant="normal" fo:text-transform="none" fo:color="#000000" loext:opacity="100%" fo:font-size="12pt" fo:letter-spacing="normal" fo:font-style="normal" fo:font-weight="normal" officeooo:rsid="001c1009"/>
    </style:style>
    <style:style style:name="T7" style:family="text">
      <style:text-properties fo:font-variant="normal" fo:text-transform="none" fo:color="#000000" loext:opacity="100%" style:font-name="Liberation Serif" fo:font-size="12pt" fo:letter-spacing="normal" fo:font-style="normal" fo:font-weight="normal" style:font-weight-asian="normal" style:font-weight-complex="normal"/>
    </style:style>
    <style:style style:name="T8" style:family="text">
      <style:text-properties fo:font-variant="normal" fo:text-transform="none" fo:color="#000000" loext:opacity="100%" style:font-name="Liberation Serif" fo:font-size="12pt" fo:letter-spacing="normal" fo:font-style="normal" fo:font-weight="normal" style:font-weight-asian="normal" style:font-weight-complex="normal" loext:padding="0.049cm" loext:border="0.06pt solid #e3e3e3"/>
    </style:style>
    <style:style style:name="T9" style:family="text">
      <style:text-properties fo:font-variant="normal" fo:text-transform="none" fo:color="#000000" loext:opacity="100%" style:font-name="Liberation Serif" fo:font-size="12pt" fo:letter-spacing="normal" fo:font-style="normal" fo:font-weight="normal" officeooo:rsid="001c1009" style:font-weight-asian="normal" style:font-weight-complex="normal"/>
    </style:style>
    <style:style style:name="T10" style:family="text">
      <style:text-properties fo:font-variant="normal" fo:text-transform="none" fo:color="#000000" loext:opacity="100%" style:font-name="Liberation Serif" fo:font-size="12pt" fo:letter-spacing="normal" fo:font-style="normal" fo:font-weight="normal" officeooo:rsid="001c1009" style:font-weight-asian="normal" style:font-weight-complex="normal" loext:padding="0.049cm" loext:border="0.06pt solid #e3e3e3"/>
    </style:style>
    <style:style style:name="T11" style:family="text">
      <style:text-properties fo:font-variant="normal" fo:text-transform="none" fo:color="#000000" loext:opacity="100%" style:font-name="Liberation Serif" fo:font-size="12pt" fo:letter-spacing="normal" fo:font-style="normal" fo:font-weight="normal" officeooo:rsid="001c1009"/>
    </style:style>
    <style:style style:name="T12" style:family="text">
      <style:text-properties fo:font-variant="normal" fo:text-transform="none" fo:color="#000000" loext:opacity="100%" style:font-name="Liberation Serif" fo:font-size="12pt" fo:letter-spacing="normal" fo:font-style="normal" fo:font-weight="normal" officeooo:rsid="00004f02"/>
    </style:style>
    <style:style style:name="T13" style:family="text">
      <style:text-properties fo:font-variant="normal" fo:text-transform="none" fo:color="#000000" loext:opacity="100%" style:font-name="Liberation Serif" fo:font-size="12pt" fo:letter-spacing="normal" fo:font-style="normal" fo:font-weight="normal" officeooo:rsid="0001a079"/>
    </style:style>
    <style:style style:name="T14" style:family="text">
      <style:text-properties fo:font-variant="normal" fo:text-transform="none" fo:color="#000000" loext:opacity="100%" style:font-name="Liberation Serif" fo:letter-spacing="normal" fo:font-style="normal"/>
    </style:style>
    <style:style style:name="T15" style:family="text">
      <style:text-properties officeooo:rsid="0001a0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necraft</text:p>
      <text:p text:style-name="P2"/>
      <text:p text:style-name="P5"><text:span text:style-name="T4">S</text:span><text:span text:style-name="T2">ynopsis :</text:span></text:p>
      <text:p text:style-name="P8">"Minecraft" est un jeu vidéo bac à sable où les joueurs explorent, collectent des ressources et construisent des structures dans un monde généré aléatoirement. En mode Survie, ils doivent se défendre contre des créatures hostiles. En mode Créatif, ils construisent librement sans limites. Son style en blocs et sa liberté de création en font un phénomène mondial. </text:p>
      <text:p text:style-name="P4"><text:span text:style-name="T5"/></text:p>
      <text:p text:style-name="P4"><text:span text:style-name="T5"/></text:p>
      <text:p text:style-name="P9">Genre(s) :</text:p>
      <text:p text:style-name="P5"><text:span text:style-name="Strong_20_Emphasis"><text:span text:style-name="T8">-Sandbox </text:span></text:span></text:p>
      <text:p text:style-name="P5"><text:span text:style-name="T9">-</text:span><text:span text:style-name="Strong_20_Emphasis"><text:span text:style-name="T10">Survie </text:span></text:span></text:p>
      <text:p text:style-name="P5"><text:span text:style-name="Strong_20_Emphasis"><text:span text:style-name="T10">-Construction </text:span></text:span><text:span text:style-name="T7"><text:s/></text:span></text:p>
      <text:p text:style-name="P4"><text:span text:style-name="T6"/></text:p>
      <text:p text:style-name="P4"><text:span text:style-name="T6"/></text:p>
      <text:p text:style-name="P9">Plateforme :</text:p>
      <text:p text:style-name="P10">Voici les principaux supports sur lesquels "Minecraft" est disponible ainsi que les prix généraux :</text:p>
      <text:p text:style-name="P6"><text:span text:style-name="T11"/></text:p>
      <text:p text:style-name="P10">1. PC (Windows, macOS, Linux) : Prix :20 <text:span text:style-name="T15">euros</text:span></text:p>
      <text:p text:style-name="P6"><text:span text:style-name="T11"/></text:p>
      <text:p text:style-name="P10">2. Console de salon (PlayStation, Xbox, Nintendo Switch) : Prix :20 <text:span text:style-name="T15">euros</text:span></text:p>
      <text:p text:style-name="P6"><text:span text:style-name="T11"/></text:p>
      <text:p text:style-name="P10">3. Smartphones et tablettes (iOS, Android) : Prix : 10 <text:span text:style-name="T15">euros</text:span></text:p>
      <text:p text:style-name="P6"><text:span text:style-name="T11"/></text:p>
      <text:p text:style-name="P6"><text:span text:style-name="T12">(</text:span><text:span text:style-name="T11">4. Kindle Fire (Amazon Appstore) : Prix : 7 </text:span><text:span text:style-name="T13">euros</text:span></text:p>
      <text:p text:style-name="P6"><text:span text:style-name="T11">5. VR (Oculus Rift, Windows Mixed Reality, Oculus Quest) : Prix : 20 </text:span><text:span text:style-name="T12">)</text:span></text:p>
      <text:p text:style-name="P7"><text:span text:style-name="T14">Le 4 et 5 je suis pas sur que ca soit utile</text:span></text:p>
      <text:p text:style-name="P6"><text:span text:style-name="T11"/></text:p>
      <text:p text:style-name="P6"><text:span text:style-name="T2"/></text:p>
      <text:p text:style-name="P3"><text:span text:style-name="T1">Note : 4/</text:span><text:span text:style-name="T3">5</text:span></text:p>
      <text:p text:style-name="P3"><text:span text:style-name="T1"/></text:p>
      <text:p text:style-name="P3"><text:span text:style-name="T1">Critique :</text:span></text:p>
      <text:p text:style-name="P11">"Minecraft" est un chef-d'œuvre intemporel qui a redéfini le genre des jeux sandbox. Son concept simple de collecte de ressources, de construction et d'exploration dans un monde généré de manière procédurale a captivé des millions de joueurs à travers le monde. Ce qui rend "Minecraft" si exceptionnel, c'est sa liberté totale. Que vous préfériez vous aventurer dans des grottes sombres à la recherche de trésors, construire d'incroyables structures architecturales, ou encore combattre des monstres dans le mode Survie, chaque expérience est unique et personnalisée selon les préférences du joueur.</text:p>
      <text:p text:style-name="P6"><text:soft-page-break/><text:span text:style-name="T1"/></text:p>
      <text:p text:style-name="P11">Outre son gameplay addictif, "Minecraft" a également un aspect éducatif et créatif puissant. Il encourage la résolution de problèmes, la collaboration et la pensée critique, ce qui en fait un outil précieux pour les enseignants et les parents. De plus, la communauté de "Minecraft" est l'une des plus créatives et bienveillantes de l'industrie du jeu vidéo, partageant constamment des créations impressionnantes, des mods innovants et des expériences uniques. Cependant, malgré sa popularité indéniable, "Minecraft" peut parfois souffrir de la stagnation, avec des mises à jour moins fréquentes ou des fonctionnalités qui peuvent sembler dépassées par rapport à d'autres jeux plus récents.</text:p>
      <text:p text:style-name="P6"><text:span text:style-name="T1"/></text:p>
      <text:p text:style-name="P11">En conclusion, "Minecraft" est bien plus qu'un simple jeu vidéo ; c'est une expérience culturelle et sociale qui a laissé une empreinte indélébile dans l'industrie du jeu. Son mélange unique de liberté, de créativité et d'exploration en fait un incontournable pour les joueurs de tous âges, et son potentiel éducatif en fait un outil précieux dans de nombreux contextes. Bien qu'il puisse parfois sembler figé dans le temps, "Minecraft" reste une œuvre d'art intemporelle qui continuera à inspirer et à divertir les générations à veni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8T16:30:55.439000000</meta:creation-date>
    <dc:date>2024-05-18T17:35:24.058000000</dc:date>
    <meta:editing-duration>PT10M4S</meta:editing-duration>
    <meta:editing-cycles>2</meta:editing-cycles>
    <meta:generator>LibreOffice/7.6.7.2$Windows_X86_64 LibreOffice_project/dd47e4b30cb7dab30588d6c79c651f218165e3c5</meta:generator>
    <meta:document-statistic meta:table-count="0" meta:image-count="0" meta:object-count="0" meta:page-count="2" meta:paragraph-count="20" meta:word-count="430" meta:character-count="2722" meta:non-whitespace-character-count="2307"/>
  </office:meta>
</office:document-meta>
</file>